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draw:fill="none" draw:textarea-horizontal-align="center" draw:textarea-vertical-align="middle"/>
    </style:style>
    <style:style style:name="gr2" style:family="graphic" style:parent-style-name="standard">
      <style:graphic-properties draw:fill="solid" draw:fill-color="#cccccc" draw:textarea-horizontal-align="justify" draw:textarea-vertical-align="middle" draw:auto-grow-height="false" fo:min-height="1.25cm" fo:min-width="3.25cm"/>
    </style:style>
    <style:style style:name="gr3" style:family="graphic" style:parent-style-name="standard">
      <style:graphic-properties draw:fill="solid" draw:fill-color="#ffffff" draw:textarea-horizontal-align="justify" draw:textarea-vertical-align="middle" draw:auto-grow-height="false" fo:min-height="0.5cm" fo:min-width="0.25cm"/>
    </style:style>
    <style:style style:name="gr4" style:family="graphic" style:parent-style-name="standard">
      <style:graphic-properties draw:fill="solid" draw:fill-color="#cccccc" draw:textarea-horizontal-align="justify" draw:textarea-vertical-align="middle" draw:auto-grow-height="false" fo:min-height="2.35cm" fo:min-width="4.4cm"/>
    </style:style>
    <style:style style:name="gr5" style:family="graphic" style:parent-style-name="standard">
      <style:graphic-properties draw:fill="solid" draw:fill-color="#dddddd" draw:textarea-vertical-align="middle" draw:auto-grow-height="false" fo:min-height="0.75cm" fo:min-width="0.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objectwithoutfill">
      <style:graphic-properties svg:stroke-width="0.152cm" svg:stroke-color="#000000" draw:marker-start-width="0.761cm" draw:marker-end-width="0.761cm" draw:fill="none" draw:textarea-horizontal-align="center" draw:textarea-vertical-align="middle" fo:padding-top="0.201cm" fo:padding-bottom="0.201cm" fo:padding-left="0.326cm" fo:padding-right="0.326cm"/>
    </style:style>
    <style:style style:name="gr8" style:family="graphic" style:parent-style-name="standard">
      <style:graphic-properties draw:fill="solid" draw:fill-color="#cccccc" draw:textarea-horizontal-align="justify" draw:textarea-vertical-align="middle" draw:auto-grow-height="false" fo:min-height="0.172cm" fo:min-width="0cm"/>
    </style:style>
    <style:style style:name="gr9" style:family="graphic" style:parent-style-name="standard">
      <style:graphic-properties draw:fill="none" draw:textarea-horizontal-align="justify" draw:textarea-vertical-align="middle" draw:auto-grow-height="false" fo:min-height="13.446cm" fo:min-width="10.001cm"/>
    </style:style>
    <style:style style:name="gr10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cm" fo:min-width="0cm"/>
    </style:style>
    <style:style style:name="gr11" style:family="graphic">
      <style:graphic-properties style:protect="size"/>
    </style:style>
    <style:style style:name="gr12" style:family="graphic" style:parent-style-name="standard">
      <style:graphic-properties draw:fill="solid" draw:fill-color="#cccccc" draw:textarea-horizontal-align="justify" draw:textarea-vertical-align="middle" draw:auto-grow-height="false" fo:min-height="2.75cm" fo:min-width="6.5cm"/>
    </style:style>
    <style:style style:name="gr13" style:family="graphic" style:parent-style-name="standard">
      <style:graphic-properties draw:fill="solid" draw:fill-color="#cccccc" draw:textarea-horizontal-align="justify" draw:textarea-vertical-align="middle" draw:auto-grow-height="false" fo:min-height="0.458cm" fo:min-width="0.208cm"/>
    </style:style>
    <style:style style:name="gr14" style:family="graphic" style:parent-style-name="objectwithoutfill">
      <style:graphic-properties svg:stroke-color="#000000" draw:marker-start="Arrow" draw:marker-end="" draw:fill="none" draw:textarea-horizontal-align="center"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07cm" fo:min-width="6.856cm"/>
    </style:style>
    <style:style style:name="gr16" style:family="graphic" style:parent-style-name="standard">
      <style:graphic-properties draw:fill="solid" draw:fill-color="#cccccc" draw:textarea-horizontal-align="justify" draw:textarea-vertical-align="middle" draw:auto-grow-height="false" fo:min-height="2.75cm" fo:min-width="2cm"/>
    </style:style>
    <style:style style:name="gr17" style:family="graphic" style:parent-style-name="standard">
      <style:graphic-properties draw:fill="solid" draw:fill-color="#cccccc" draw:textarea-horizontal-align="justify" draw:textarea-vertical-align="middle" draw:auto-grow-height="false" fo:min-height="2.75cm" fo:min-width="6cm"/>
    </style:style>
    <style:style style:name="gr18" style:family="graphic" style:parent-style-name="standard">
      <style:graphic-properties draw:fill="solid" draw:fill-color="#cccccc" draw:textarea-horizontal-align="justify" draw:textarea-vertical-align="middle" draw:auto-grow-height="false" fo:min-height="1.938cm" fo:min-width="5.001cm"/>
    </style:style>
    <style:style style:name="gr19" style:family="graphic" style:parent-style-name="objectwithoutfill">
      <style:graphic-properties svg:stroke-color="#000000" draw:marker-end="" draw:marker-end-width="0.3cm" draw:fill="none" draw:textarea-horizontal-align="center" draw:textarea-vertical-align="middle"/>
    </style:style>
    <style:style style:name="gr20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2.085cm"/>
    </style:style>
    <style:style style:name="gr22" style:family="graphic" style:parent-style-name="standard">
      <style:graphic-properties svg:stroke-width="0.102cm" svg:stroke-color="#000000" draw:marker-start-width="0.609cm" draw:marker-end-width="0.609cm" draw:fill="none" draw:textarea-horizontal-align="justify" draw:textarea-vertical-align="middle" draw:auto-grow-height="false" fo:min-height="11.15cm" fo:min-width="7.4cm" fo:padding-top="0.175cm" fo:padding-bottom="0.175cm" fo:padding-left="0.3cm" fo:padding-right="0.3cm"/>
    </style:style>
    <style:style style:name="gr23" style:family="graphic" style:parent-style-name="standard">
      <style:graphic-properties draw:fill="none" draw:fill-color="#cccccc" draw:textarea-horizontal-align="justify" draw:textarea-vertical-align="middle" draw:auto-grow-height="false" fo:min-height="2.528cm" fo:min-width="6.908cm" fo:wrap-option="no-wrap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cccccc"/>
      <style:paragraph-properties fo:text-align="center"/>
    </style:style>
    <style:style style:name="P3" style:family="paragraph">
      <loext:graphic-properties draw:fill="solid" draw:fill-color="#ffffff"/>
      <style:paragraph-properties fo:text-align="center"/>
    </style:style>
    <style:style style:name="P4" style:family="paragraph">
      <style:paragraph-properties fo:text-align="center"/>
      <style:text-properties fo:font-size="18pt"/>
    </style:style>
    <style:style style:name="P5" style:family="paragraph">
      <loext:graphic-properties draw:fill="solid" draw:fill-color="#cccccc"/>
      <style:paragraph-properties fo:text-align="center"/>
      <style:text-properties fo:font-size="18pt"/>
    </style:style>
    <style:style style:name="P6" style:family="paragraph">
      <loext:graphic-properties draw:fill="solid" draw:fill-color="#dddddd"/>
      <style:paragraph-properties fo:text-align="center"/>
    </style:style>
    <style:style style:name="P7" style:family="paragraph">
      <style:text-properties fo:font-size="18pt"/>
    </style:style>
    <style:style style:name="P8" style:family="paragraph">
      <loext:graphic-properties draw:fill="none" draw:fill-color="#ffffff"/>
      <style:text-properties fo:font-size="18pt"/>
    </style:style>
    <style:style style:name="P9" style:family="paragraph">
      <style:text-properties fo:font-size="22pt" style:font-size-asian="18pt" style:font-size-complex="18pt"/>
    </style:style>
    <style:style style:name="P10" style:family="paragraph">
      <loext:graphic-properties draw:fill="none" draw:fill-color="#ffffff"/>
      <style:text-properties fo:font-size="22pt" style:font-size-asian="18pt" style:font-size-complex="18pt"/>
    </style:style>
    <style:style style:name="P11" style:family="paragraph">
      <loext:graphic-properties draw:fill="solid" draw:fill-color="#ffffff"/>
      <style:text-properties fo:font-size="18pt"/>
    </style:style>
    <style:style style:name="P12" style:family="paragraph">
      <loext:graphic-properties draw:fill-color="#ffffff"/>
      <style:text-properties fo:font-size="20pt"/>
    </style:style>
    <style:style style:name="P13" style:family="paragraph">
      <style:paragraph-properties fo:text-align="center"/>
    </style:style>
    <style:style style:name="P14" style:family="paragraph">
      <loext:graphic-properties draw:fill="none" draw:fill-color="#ffffff"/>
    </style:style>
    <style:style style:name="P15" style:family="paragraph">
      <loext:graphic-properties draw:fill="none" draw:fill-color="#cccccc"/>
      <style:paragraph-properties fo:text-align="center"/>
    </style:style>
    <style:style style:name="P16" style:family="paragraph">
      <loext:graphic-properties draw:fill-color="#ffffff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9">
        <draw:line draw:style-name="gr1" draw:text-style-name="P1" draw:layer="layout" svg:x1="18.5cm" svg:y1="18cm" svg:x2="23.5cm" svg:y2="18cm">
          <text:p/>
        </draw:line>
        <draw:frame presentation:style-name="pr1" draw:layer="layout" svg:width="11.599cm" svg:height="3.506cm" svg:x="16cm" svg:y="0.437cm" presentation:class="title" presentation:user-transformed="true">
          <draw:text-box>
            <text:p>1-Wire Bus<text:line-break/>Connections</text:p>
          </draw:text-box>
        </draw:frame>
        <draw:g>
          <draw:custom-shape draw:style-name="gr2" draw:text-style-name="P2" draw:layer="layout" svg:width="3.75cm" svg:height="1.5cm" svg:x="4.6cm" svg:y="2.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75cm" svg:height="0.75cm" svg:x="4.975cm" svg:y="2.97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75cm" svg:height="0.75cm" svg:x="6.025cm" svg:y="2.97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75cm" svg:height="0.75cm" svg:x="7.15cm" svg:y="2.97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2" draw:layer="layout" svg:width="3.75cm" svg:height="1.5cm" svg:x="4.6cm" svg:y="5.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75cm" svg:height="0.75cm" svg:x="4.975cm" svg:y="5.57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75cm" svg:height="0.75cm" svg:x="6.025cm" svg:y="5.57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75cm" svg:height="0.75cm" svg:x="7.15cm" svg:y="5.57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2" draw:layer="layout" svg:width="3.75cm" svg:height="1.5cm" svg:x="4.6cm" svg:y="7.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75cm" svg:height="0.75cm" svg:x="4.975cm" svg:y="8.07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75cm" svg:height="0.75cm" svg:x="6.025cm" svg:y="8.07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75cm" svg:height="0.75cm" svg:x="7.15cm" svg:y="8.07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2" draw:layer="layout" svg:width="3.75cm" svg:height="1.5cm" svg:x="4.6cm" svg:y="11.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75cm" svg:height="0.75cm" svg:x="4.975cm" svg:y="11.87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75cm" svg:height="0.75cm" svg:x="6.025cm" svg:y="11.87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75cm" svg:height="0.75cm" svg:x="7.15cm" svg:y="11.87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2" draw:layer="layout" svg:width="3.75cm" svg:height="1.5cm" svg:x="4.6cm" svg:y="13.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75cm" svg:height="0.75cm" svg:x="4.975cm" svg:y="14.27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75cm" svg:height="0.75cm" svg:x="6.025cm" svg:y="14.27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75cm" svg:height="0.75cm" svg:x="7.15cm" svg:y="14.27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2" draw:layer="layout" svg:width="3.75cm" svg:height="1.5cm" svg:x="4.6cm" svg:y="16.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75cm" svg:height="0.75cm" svg:x="4.975cm" svg:y="16.77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75cm" svg:height="0.75cm" svg:x="6.025cm" svg:y="16.77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75cm" svg:height="0.75cm" svg:x="7.15cm" svg:y="16.775cm">
            <text:p/>
            <draw:enhanced-geometry svg:viewBox="0 0 21600 21600" draw:type="rectangle" draw:enhanced-path="M 0 0 L 21600 0 21600 21600 0 21600 0 0 Z N"/>
          </draw:custom-shape>
        </draw:g>
        <draw:custom-shape draw:style-name="gr4" draw:text-style-name="P5" draw:layer="layout" svg:width="4.9cm" svg:height="2.6cm" svg:x="13.6cm" svg:y="16.4cm">
          <text:p text:style-name="P4">ESP8266, etc.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75cm" svg:height="0.75cm" svg:x="14.075cm" svg:y="18.07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cm" svg:height="1cm" svg:x="23.3cm" svg:y="17.4cm">
          <text:p/>
          <draw:enhanced-geometry draw:glue-point-type="segments" draw:type="mso-spt100" draw:modifiers="-90 89.8675444184141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line draw:style-name="gr1" draw:text-style-name="P1" draw:layer="layout" svg:x1="23.8cm" svg:y1="17.7cm" svg:x2="24.3cm" svg:y2="17.7cm">
          <text:p/>
        </draw:line>
        <draw:line draw:style-name="gr1" draw:text-style-name="P1" draw:layer="layout" svg:x1="23.8cm" svg:y1="18.1cm" svg:x2="24.3cm" svg:y2="18.1cm">
          <text:p/>
        </draw:line>
        <draw:frame draw:style-name="gr6" draw:text-style-name="P8" draw:layer="layout" svg:width="4.587cm" svg:height="1.657cm" svg:x="22.5cm" svg:y="18.505cm">
          <draw:text-box>
            <text:p text:style-name="P7">Power (Mains)</text:p>
            <text:p text:style-name="P7">plug</text:p>
          </draw:text-box>
        </draw:frame>
        <draw:frame draw:style-name="gr6" draw:text-style-name="P10" draw:layer="layout" svg:width="9.032cm" svg:height="1.111cm" draw:transform="rotate (1.5707963267949) translate (1.513cm 15.589cm)">
          <draw:text-box>
            <text:p text:style-name="P9">Well Water Storage Tank</text:p>
          </draw:text-box>
        </draw:frame>
        <draw:line draw:style-name="gr7" draw:text-style-name="P1" draw:layer="layout" svg:x1="5.4cm" svg:y1="17.2cm" svg:x2="5.4cm" svg:y2="18.5cm">
          <text:p/>
        </draw:line>
        <draw:line draw:style-name="gr7" draw:text-style-name="P1" draw:layer="layout" svg:x1="14.5cm" svg:y1="18.5cm" svg:x2="5.4cm" svg:y2="18.5cm">
          <text:p/>
        </draw:line>
        <draw:line draw:style-name="gr7" draw:text-style-name="P1" draw:layer="layout" svg:x1="6.4cm" svg:y1="17.2cm" svg:x2="5.4cm" svg:y2="14.6cm">
          <text:p/>
        </draw:line>
        <draw:line draw:style-name="gr7" draw:text-style-name="P1" draw:layer="layout" svg:x1="6.4cm" svg:y1="14.8cm" svg:x2="5.4cm" svg:y2="12.2cm">
          <text:p/>
        </draw:line>
        <draw:line draw:style-name="gr7" draw:text-style-name="P1" draw:layer="layout" svg:x1="6.4cm" svg:y1="8.5cm" svg:x2="5.4cm" svg:y2="5.9cm">
          <text:p/>
        </draw:line>
        <draw:line draw:style-name="gr7" draw:text-style-name="P1" draw:layer="layout" svg:x1="6.4cm" svg:y1="5.9cm" svg:x2="5.4cm" svg:y2="3.3cm">
          <text:p/>
        </draw:line>
        <draw:line draw:style-name="gr7" draw:text-style-name="P1" draw:layer="layout" svg:x1="7.5cm" svg:y1="3.3cm" svg:x2="7.5cm" svg:y2="1.3cm">
          <text:p/>
        </draw:line>
        <draw:custom-shape draw:style-name="gr8" draw:text-style-name="P2" draw:layer="layout" svg:width="0.596cm" svg:height="0.596cm" svg:x="7.175cm" svg:y="0.9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1" draw:layer="layout" svg:x1="5.5cm" svg:y1="8.5cm" svg:x2="6.5cm" svg:y2="12.5cm">
          <text:p/>
        </draw:line>
        <draw:line draw:style-name="gr7" draw:text-style-name="P1" draw:layer="layout" svg:x1="7.5cm" svg:y1="14.6cm" svg:x2="10cm" svg:y2="14.6cm">
          <text:p/>
        </draw:line>
        <draw:custom-shape draw:style-name="gr8" draw:text-style-name="P2" draw:layer="layout" svg:width="0.596cm" svg:height="0.596cm" svg:x="9.579cm" svg:y="14.3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1" draw:layer="layout" svg:x1="18.4cm" svg:y1="4.8cm" svg:x2="21.4cm" svg:y2="4.8cm">
          <text:p/>
        </draw:line>
        <draw:frame draw:style-name="gr6" draw:text-style-name="P8" draw:layer="layout" svg:width="4.316cm" svg:height="0.954cm" svg:x="21.6cm" svg:y="4.306cm">
          <draw:text-box>
            <text:p text:style-name="P7">= CAT6 cable</text:p>
          </draw:text-box>
        </draw:frame>
        <draw:custom-shape draw:style-name="gr8" draw:text-style-name="P2" draw:layer="layout" svg:width="0.596cm" svg:height="0.596cm" svg:x="20.8cm" svg:y="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8" draw:layer="layout" svg:width="6.264cm" svg:height="0.954cm" svg:x="21.6cm" svg:y="5.406cm">
          <draw:text-box>
            <text:p text:style-name="P7">= MAX31820 sensor</text:p>
          </draw:text-box>
        </draw:frame>
        <draw:g>
          <draw:custom-shape draw:style-name="gr2" draw:text-style-name="P2" draw:layer="layout" svg:width="3.75cm" svg:height="1.5cm" svg:x="17.7cm" svg:y="6.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75cm" svg:height="0.75cm" svg:x="18.075cm" svg:y="7.07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75cm" svg:height="0.75cm" svg:x="19.125cm" svg:y="7.07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75cm" svg:height="0.75cm" svg:x="20.25cm" svg:y="7.075cm">
            <text:p/>
            <draw:enhanced-geometry svg:viewBox="0 0 21600 21600" draw:type="rectangle" draw:enhanced-path="M 0 0 L 21600 0 21600 21600 0 21600 0 0 Z N"/>
          </draw:custom-shape>
        </draw:g>
        <draw:frame draw:style-name="gr6" draw:text-style-name="P8" draw:layer="layout" svg:width="5.832cm" svg:height="0.954cm" svg:x="21.6cm" svg:y="7.006cm">
          <draw:text-box>
            <text:p text:style-name="P7">= Three Jack Case</text:p>
          </draw:text-box>
        </draw:frame>
        <draw:frame draw:style-name="gr6" draw:text-style-name="P8" draw:layer="layout" svg:width="5.044cm" svg:height="1.657cm" svg:x="7.7cm" svg:y="0.4cm">
          <draw:text-box>
            <text:p text:style-name="P7">Senses ambient</text:p>
            <text:p text:style-name="P7">temperature</text:p>
          </draw:text-box>
        </draw:frame>
        <draw:custom-shape draw:style-name="gr9" draw:text-style-name="P1" draw:layer="layout" svg:width="10.5cm" svg:height="18cm" svg:x="1.2cm" svg:y="2cm">
          <text:p/>
          <draw:enhanced-geometry svg:viewBox="0 0 88 21600" draw:glue-points="44 ?f6 44 0 0 10800 44 21600 88 10800" draw:text-areas="0 ?f6 88 ?f3" draw:type="can" draw:modifiers="3443.80867729571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7" draw:text-style-name="P1" draw:layer="layout" svg:x1="7.464cm" svg:y1="17.101cm" svg:x2="9.964cm" svg:y2="17.101cm">
          <text:p/>
        </draw:line>
        <draw:custom-shape draw:style-name="gr8" draw:text-style-name="P2" draw:layer="layout" svg:width="0.596cm" svg:height="0.596cm" svg:x="9.543cm" svg:y="16.8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1" draw:layer="layout" svg:x1="7.428cm" svg:y1="12.202cm" svg:x2="9.928cm" svg:y2="12.202cm">
          <text:p/>
        </draw:line>
        <draw:custom-shape draw:style-name="gr8" draw:text-style-name="P2" draw:layer="layout" svg:width="0.596cm" svg:height="0.596cm" svg:x="9.507cm" svg:y="11.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1" draw:layer="layout" svg:x1="7.392cm" svg:y1="8.403cm" svg:x2="9.892cm" svg:y2="8.403cm">
          <text:p/>
        </draw:line>
        <draw:custom-shape draw:style-name="gr8" draw:text-style-name="P2" draw:layer="layout" svg:width="0.596cm" svg:height="0.596cm" svg:x="9.471cm" svg:y="8.1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1" draw:layer="layout" svg:x1="7.356cm" svg:y1="5.904cm" svg:x2="9.856cm" svg:y2="5.904cm">
          <text:p/>
        </draw:line>
        <draw:custom-shape draw:style-name="gr8" draw:text-style-name="P2" draw:layer="layout" svg:width="0.596cm" svg:height="0.596cm" svg:x="9.435cm" svg:y="5.6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11" draw:layer="layout" svg:width="5.256cm" svg:height="1.657cm" svg:x="10.2cm" svg:y="5.3cm">
          <draw:text-box>
            <text:p text:style-name="P7">Senses tank wall</text:p>
            <text:p text:style-name="P7">temperature</text:p>
          </draw:text-box>
        </draw:frame>
        <draw:custom-shape draw:style-name="gr4" draw:text-style-name="P2" draw:layer="layout" svg:width="4.9cm" svg:height="2.6cm" svg:x="16.6cm" svg:y="8.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75cm" svg:height="0.75cm" svg:x="17.075cm" svg:y="10.275cm">
          <text:p/>
          <draw:enhanced-geometry svg:viewBox="0 0 21600 21600" draw:type="rectangle" draw:enhanced-path="M 0 0 L 21600 0 21600 21600 0 21600 0 0 Z N"/>
        </draw:custom-shape>
        <draw:frame draw:style-name="gr6" draw:text-style-name="P8" draw:layer="layout" svg:width="6.014cm" svg:height="0.954cm" svg:x="21.6cm" svg:y="9.306cm">
          <draw:text-box>
            <text:p text:style-name="P7">= Breadboard Case</text:p>
          </draw:text-box>
        </draw:frame>
        <presentation:notes draw:style-name="dp2">
          <draw:page-thumbnail draw:style-name="gr11" draw:layer="layout" svg:width="14.848cm" svg:height="11.136cm" svg:x="3.075cm" svg:y="2.257cm" draw:page-number="1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9">
        <draw:custom-shape draw:style-name="gr12" draw:text-style-name="P2" draw:layer="layout" svg:width="7cm" svg:height="3cm" svg:x="2.3cm" svg:y="10.8cm">
          <text:p text:style-name="P13">ESP8266</text:p>
          <text:p text:style-name="P13">Arduino Sketch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1cm" svg:height="1cm" svg:x="4.3cm" svg:y="5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2" draw:layer="layout" svg:width="1cm" svg:height="1cm" svg:x="5.501cm" svg:y="5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2" draw:layer="layout" svg:width="1cm" svg:height="1cm" svg:x="6.701cm" svg:y="5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2" draw:layer="layout" svg:width="1cm" svg:height="1cm" svg:x="7.901cm" svg:y="5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2" draw:layer="layout" svg:width="1cm" svg:height="1cm" svg:x="9.101cm" svg:y="5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2.8cm" svg:y1="6.8cm" svg:x2="10.3cm" svg:y2="6.8cm">
          <text:p/>
        </draw:line>
        <draw:line draw:style-name="gr1" draw:text-style-name="P1" draw:layer="layout" svg:x1="4.8cm" svg:y1="5.8cm" svg:x2="4.8cm" svg:y2="6.8cm">
          <text:p/>
        </draw:line>
        <draw:line draw:style-name="gr1" draw:text-style-name="P1" draw:layer="layout" svg:x1="6cm" svg:y1="5.8cm" svg:x2="6cm" svg:y2="6.8cm">
          <text:p/>
        </draw:line>
        <draw:line draw:style-name="gr1" draw:text-style-name="P1" draw:layer="layout" svg:x1="7.2cm" svg:y1="5.8cm" svg:x2="7.2cm" svg:y2="6.8cm">
          <text:p/>
        </draw:line>
        <draw:line draw:style-name="gr1" draw:text-style-name="P1" draw:layer="layout" svg:x1="8.4cm" svg:y1="5.8cm" svg:x2="8.4cm" svg:y2="6.8cm">
          <text:p/>
        </draw:line>
        <draw:line draw:style-name="gr1" draw:text-style-name="P1" draw:layer="layout" svg:x1="9.6cm" svg:y1="5.8cm" svg:x2="9.6cm" svg:y2="6.8cm">
          <text:p/>
        </draw:line>
        <draw:line draw:style-name="gr14" draw:text-style-name="P1" draw:layer="layout" svg:x1="2.8cm" svg:y1="10.8cm" svg:x2="2.8cm" svg:y2="6.8cm">
          <text:p/>
        </draw:line>
        <draw:frame draw:style-name="gr15" draw:text-style-name="P14" draw:layer="layout" svg:width="7.864cm" svg:height="1.657cm" svg:x="3.8cm" svg:y="7.3cm">
          <draw:text-box>
            <text:p>MAX31820 Temperature</text:p>
            <text:p>Sensors on the 1-wire bus</text:p>
          </draw:text-box>
        </draw:frame>
        <draw:custom-shape draw:style-name="gr16" draw:text-style-name="P2" draw:layer="layout" svg:width="2.5cm" svg:height="3cm" svg:x="12.3cm" svg:y="10.8cm">
          <text:p text:style-name="P13">WiFi</text:p>
          <text:p text:style-name="P13">Hotspot</text:p>
          <draw:enhanced-geometry svg:viewBox="0 0 21600 21600" draw:type="rectangle" draw:enhanced-path="M 0 0 L 21600 0 21600 21600 0 21600 0 0 Z N"/>
        </draw:custom-shape>
        <draw:custom-shape draw:style-name="gr17" draw:text-style-name="P2" draw:layer="layout" svg:width="6.5cm" svg:height="3cm" svg:x="18.3cm" svg:y="10.8cm">
          <text:p text:style-name="P13">Server’s</text:p>
          <text:p text:style-name="P13">PHP Web Service</text:p>
          <draw:enhanced-geometry svg:viewBox="0 0 21600 21600" draw:type="rectangle" draw:enhanced-path="M 0 0 L 21600 0 21600 21600 0 21600 0 0 Z N"/>
        </draw:custom-shape>
        <draw:custom-shape draw:style-name="gr18" draw:text-style-name="P2" draw:layer="layout" svg:width="5.5cm" svg:height="3.5cm" svg:x="19.1cm" svg:y="16.7cm">
          <text:p text:style-name="P13">MySQL</text:p>
          <text:p text:style-name="P13">Database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19" draw:text-style-name="P1" draw:layer="layout" svg:x1="9.3cm" svg:y1="12.3cm" svg:x2="12.3cm" svg:y2="12.3cm">
          <text:p/>
        </draw:line>
        <draw:line draw:style-name="gr20" draw:text-style-name="P1" draw:layer="layout" svg:x1="14.8cm" svg:y1="12.3cm" svg:x2="18.3cm" svg:y2="12.3cm">
          <text:p/>
        </draw:line>
        <draw:line draw:style-name="gr20" draw:text-style-name="P1" draw:layer="layout" svg:x1="21.8cm" svg:y1="13.8cm" svg:x2="21.8cm" svg:y2="16.8cm">
          <text:p/>
        </draw:line>
        <draw:frame draw:style-name="gr21" draw:text-style-name="P14" draw:layer="layout" svg:width="2.585cm" svg:height="0.954cm" svg:x="14.9cm" svg:y="12.4cm">
          <draw:text-box>
            <text:p>HTTPS</text:p>
          </draw:text-box>
        </draw:frame>
        <draw:frame presentation:style-name="pr1" draw:layer="layout" svg:width="25.199cm" svg:height="3.506cm" svg:x="1.4cm" svg:y="0.837cm" presentation:class="title">
          <draw:text-box>
            <text:p>Well Temperature Dataflow</text:p>
          </draw:text-box>
        </draw:frame>
        <draw:custom-shape draw:style-name="gr22" draw:text-style-name="P1" draw:layer="layout" svg:width="8cm" svg:height="11.5cm" svg:x="17.5cm" svg:y="9cm">
          <text:p/>
          <draw:enhanced-geometry svg:viewBox="0 0 21600 21600" draw:type="rectangle" draw:enhanced-path="M 0 0 L 21600 0 21600 21600 0 21600 0 0 Z N"/>
        </draw:custom-shape>
        <draw:frame draw:style-name="gr6" draw:text-style-name="P10" draw:layer="layout" svg:width="9.168cm" svg:height="1.111cm" svg:x="16.9cm" svg:y="7.838cm">
          <draw:text-box>
            <text:p text:style-name="P9">Server (Needhamia.com)</text:p>
          </draw:text-box>
        </draw:frame>
        <draw:custom-shape draw:style-name="gr23" draw:text-style-name="P15" draw:layer="layout" svg:width="8cm" svg:height="3cm" svg:x="5.5cm" svg:y="16cm">
          <text:p text:style-name="P13">Temperatures and</text:p>
          <text:p text:style-name="P13">well tank depth estimate</text:p>
          <draw:enhanced-geometry svg:viewBox="0 0 21600 21600" draw:text-areas="800 800 20800 20800" draw:type="round-rectangular-callout" draw:modifiers="11859.6175478065 -25738.620459846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1" draw:layer="layout" svg:width="14.848cm" svg:height="11.136cm" svg:x="3.075cm" svg:y="2.257cm" draw:page-number="2" presentation:class="page"/>
          <draw:frame presentation:style-name="pr3" draw:text-style-name="P16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2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30M54S</meta:editing-duration>
    <meta:editing-cycles>7</meta:editing-cycles>
    <meta:generator>LibreOffice/5.3.6.1$Windows_X86_64 LibreOffice_project/686f202eff87ef707079aeb7f485847613344eb7</meta:generator>
    <dc:date>2017-11-26T19:59:06.993000000</dc:date>
    <meta:document-statistic meta:object-count="124"/>
  </office:meta>
</office:document-meta>
</file>